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00000016AEE07926E13EDDE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0.542cm" fo:min-width="0.83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0.828cm" fo:min-width="0.578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a65d" draw:marker-start-width="0.359cm" draw:marker-end-width="0.359cm" draw:fill="none" draw:textarea-horizontal-align="justify" draw:textarea-vertical-align="middle" draw:auto-grow-height="false" fo:min-height="0.273cm" fo:min-width="0.203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00a65d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00a65d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fo:color="#00a65d" fo:font-weight="bold" style:font-weight-asian="bold" style:font-weight-complex="bold"/>
    </style:style>
    <style:style style:name="T1" style:family="text">
      <style:text-properties fo:color="#00a65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913cm" svg:x="1cm" svg:y="10.013cm">
          <draw:image xlink:href="Pictures/10000201000003800000016AEE07926E13EDDE94.png" xlink:type="simple" xlink:show="embed" xlink:actuate="onLoad">
            <text:p/>
          </draw:image>
        </draw:frame>
        <draw:custom-shape draw:style-name="gr2" draw:text-style-name="P2" draw:layer="layout" svg:width="2.032cm" svg:height="1.27cm" svg:x="6.334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24cm" svg:height="1.524cm" svg:x="11.668cm" svg:y="13.065cm">
          <text:p text:style-name="P3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43cm" svg:height="0.889cm" svg:x="6.207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43cm" svg:height="0.889cm" svg:x="4.556cm" svg:y="15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1.541cm" svg:y1="14.462cm" svg:x2="8.874cm" svg:y2="15.859cm">
          <text:p/>
        </draw:line>
        <draw:line draw:style-name="gr5" draw:text-style-name="P2" draw:layer="layout" svg:x1="7.858cm" svg:y1="13.192cm" svg:x2="11.414cm" svg:y2="13.573cm">
          <text:p/>
        </draw:line>
        <draw:line draw:style-name="gr5" draw:text-style-name="P2" draw:layer="layout" svg:x1="5.953cm" svg:y1="15.351cm" svg:x2="11.414cm" svg:y2="14.2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3-08T10:44:12.928084883</dc:date>
    <meta:editing-duration>PT4M23S</meta:editing-duration>
    <meta:editing-cycles>2</meta:editing-cycles>
    <meta:document-statistic meta:object-count="8"/>
  </office:meta>
</office:document-meta>
</file>